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tegrationTest.getBundleVersion( String groupId , String artifact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IntegrationTest.localMavenBundle( String groupId , String artifact , String version , String classifier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IntegrationTest.getSnapshot( Stri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ntegrationTest.isSnapshot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grationTest.getPlatform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ntegrationTest.isTimestamped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grationTest.checkBundleStarte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IntegrationTest.getOsgiService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grationTest.serviceChanged( Servic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ntegrationTest.locateBundle( String bundl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IntegrationTest.getBundle( String groupId , String artifac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grationTest.installBundle( String groupId , String artifactId , String classifier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ntegrationTest.getTestFrameworkBundle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IntegrationTest.getOsgiService( Class &lt; T &gt; type , long time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